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39pt"/>
    </style:style>
    <style:style style:name="co3" style:family="table-column">
      <style:table-column-properties fo:break-before="auto" style:column-width="101.34pt"/>
    </style:style>
    <style:style style:name="co4" style:family="table-column">
      <style:table-column-properties fo:break-before="auto" style:column-width="126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10000" number:language="en" number:country="AU">
      <number:number number:min-integer-digits="1"/>
    </number:number-style>
    <style:style style:name="ce12" style:family="table-cell" style:parent-style-name="Default" style:data-style-name="N135"/>
    <style:style style:name="ce13" style:family="table-cell" style:parent-style-name="Default" style:data-style-name="N134"/>
    <style:style style:name="ce14" style:family="table-cell" style:parent-style-name="Default">
      <style:text-properties style:text-underline-style="solid" style:text-underline-width="auto" style:text-underline-color="font-color"/>
    </style:style>
    <style:style style:name="ce15" style:family="table-cell" style:parent-style-name="Default" style:data-style-name="N2"/>
    <style:style style:name="ce16" style:family="table-cell" style:parent-style-name="Default" style:data-style-name="N2">
      <style:text-properties style:font-name="Liberation Sans" style:font-name-asian="Droid Sans Fallback" style:font-name-complex="Noto Sans Devanagari"/>
    </style:style>
    <style:style style:name="ce11" style:family="table-cell" style:parent-style-name="Default" style:data-style-name="N100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.p.</text:p>
          </table:table-cell>
          <table:table-cell office:value-type="string" calcext:value-type="string">
            <text:p>liczba okresów k</text:p>
          </table:table-cell>
          <table:table-cell office:value-type="string" calcext:value-type="string">
            <text:p>czas t dla k okresów</text:p>
          </table:table-cell>
          <table:table-cell office:value-type="string" calcext:value-type="string">
            <text:p>okres T = t/k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2.61" calcext:value-type="float">
            <text:p>22,61</text:p>
          </table:table-cell>
          <table:table-cell table:formula="of:=INT(1000*[.C2]/[.B2])/1000" office:value-type="float" office:value="1.13" calcext:value-type="float">
            <text:p>1,13</text:p>
          </table:table-cell>
          <table:table-cell/>
          <table:table-cell table:style-name="ce12" table:formula="of:=[$Sheet1.$D$2]" office:value-type="float" office:value="1.13" calcext:value-type="float">
            <text:p>1,130</text:p>
          </table:table-cell>
          <table:table-cell/>
          <table:table-cell table:formula="of:=POWER([.F2]-[.$A$15];2)" office:value-type="float" office:value="0.000225000000000004" calcext:value-type="float">
            <text:p>0,000225</text:p>
          </table:table-cell>
          <table:table-cell table:formula="of:=SQRT(SUM([.H2:.H11])/(90))" office:value-type="float" office:value="0.00343025752191678" calcext:value-type="float">
            <text:p>0,00343025752191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2.88" calcext:value-type="float">
            <text:p>22,88</text:p>
          </table:table-cell>
          <table:table-cell table:formula="of:=INT(1000*[.C3]/[.B3])/1000" office:value-type="float" office:value="1.144" calcext:value-type="float">
            <text:p>1,144</text:p>
          </table:table-cell>
          <table:table-cell/>
          <table:table-cell table:style-name="ce12" table:formula="of:=[$Sheet1.$D$4]" office:value-type="float" office:value="1.132" calcext:value-type="float">
            <text:p>1,132</text:p>
          </table:table-cell>
          <table:table-cell/>
          <table:table-cell table:formula="of:=POWER([.F3]-[.$A$15];2)" office:value-type="float" office:value="0.000168999999999997" calcext:value-type="float">
            <text:p>0,00016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2.64" calcext:value-type="float">
            <text:p>22,64</text:p>
          </table:table-cell>
          <table:table-cell table:formula="of:=INT(1000*[.C4]/[.B4])/1000" office:value-type="float" office:value="1.132" calcext:value-type="float">
            <text:p>1,132</text:p>
          </table:table-cell>
          <table:table-cell/>
          <table:table-cell table:style-name="ce12" table:formula="of:=[$Sheet1.$D$6]" office:value-type="float" office:value="1.138" calcext:value-type="float">
            <text:p>1,138</text:p>
          </table:table-cell>
          <table:table-cell/>
          <table:table-cell table:formula="of:=POWER([.F4]-[.$A$15];2)" office:value-type="float" office:value="0.0000490000000000016" calcext:value-type="float">
            <text:p>4,90000000000016E-0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2.78" calcext:value-type="float">
            <text:p>22,78</text:p>
          </table:table-cell>
          <table:table-cell table:formula="of:=INT(1000*[.C5]/[.B5])/1000" office:value-type="float" office:value="1.139" calcext:value-type="float">
            <text:p>1,139</text:p>
          </table:table-cell>
          <table:table-cell/>
          <table:table-cell table:style-name="ce12" table:formula="of:=[$Sheet1.$D$5]" office:value-type="float" office:value="1.139" calcext:value-type="float">
            <text:p>1,139</text:p>
          </table:table-cell>
          <table:table-cell/>
          <table:table-cell table:formula="of:=POWER([.F5]-[.$A$15];2)" office:value-type="float" office:value="0.0000360000000000001" calcext:value-type="float">
            <text:p>3,60000000000001E-0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2.77" calcext:value-type="float">
            <text:p>22,77</text:p>
          </table:table-cell>
          <table:table-cell table:formula="of:=INT(1000*[.C6]/[.B6])/1000" office:value-type="float" office:value="1.138" calcext:value-type="float">
            <text:p>1,138</text:p>
          </table:table-cell>
          <table:table-cell/>
          <table:table-cell table:style-name="ce12" table:formula="of:=[$Sheet1.$D$3]" office:value-type="float" office:value="1.144" calcext:value-type="float">
            <text:p>1,144</text:p>
          </table:table-cell>
          <table:table-cell/>
          <table:table-cell table:formula="of:=POWER([.F6]-[.$A$15];2)" office:value-type="float" office:value="0.00000099999999999978" calcext:value-type="float">
            <text:p>9,9999999999978E-0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2.88" calcext:value-type="float">
            <text:p>22,88</text:p>
          </table:table-cell>
          <table:table-cell table:formula="of:=INT(1000*[.C7]/[.B7])/1000" office:value-type="float" office:value="1.144" calcext:value-type="float">
            <text:p>1,144</text:p>
          </table:table-cell>
          <table:table-cell/>
          <table:table-cell table:style-name="ce12" table:formula="of:=[$Sheet1.$D$7]" office:value-type="float" office:value="1.144" calcext:value-type="float">
            <text:p>1,144</text:p>
          </table:table-cell>
          <table:table-cell/>
          <table:table-cell table:formula="of:=POWER([.F7]-[.$A$15];2)" office:value-type="float" office:value="0.00000099999999999978" calcext:value-type="float">
            <text:p>9,9999999999978E-0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3.09" calcext:value-type="float">
            <text:p>23,09</text:p>
          </table:table-cell>
          <table:table-cell table:formula="of:=INT(1000*[.C8]/[.B8])/1000" office:value-type="float" office:value="1.154" calcext:value-type="float">
            <text:p>1,154</text:p>
          </table:table-cell>
          <table:table-cell/>
          <table:table-cell table:style-name="ce12" table:formula="of:=[$Sheet1.$D$9]" office:value-type="float" office:value="1.153" calcext:value-type="float">
            <text:p>1,153</text:p>
          </table:table-cell>
          <table:table-cell/>
          <table:table-cell table:formula="of:=POWER([.F8]-[.$A$15];2)" office:value-type="float" office:value="0.0000640000000000001" calcext:value-type="float">
            <text:p>6,40000000000001E-0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3.07" calcext:value-type="float">
            <text:p>23,07</text:p>
          </table:table-cell>
          <table:table-cell table:formula="of:=INT(1000*[.C9]/[.B9])/1000" office:value-type="float" office:value="1.153" calcext:value-type="float">
            <text:p>1,153</text:p>
          </table:table-cell>
          <table:table-cell/>
          <table:table-cell table:style-name="ce12" table:formula="of:=[$Sheet1.$D$8]" office:value-type="float" office:value="1.154" calcext:value-type="float">
            <text:p>1,154</text:p>
          </table:table-cell>
          <table:table-cell/>
          <table:table-cell table:formula="of:=POWER([.F9]-[.$A$15];2)" office:value-type="float" office:value="0.0000809999999999982" calcext:value-type="float">
            <text:p>8,09999999999982E-0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3.15" calcext:value-type="float">
            <text:p>23,15</text:p>
          </table:table-cell>
          <table:table-cell table:formula="of:=INT(1000*[.C10]/[.B10])/1000" office:value-type="float" office:value="1.157" calcext:value-type="float">
            <text:p>1,157</text:p>
          </table:table-cell>
          <table:table-cell/>
          <table:table-cell table:style-name="ce12" table:formula="of:=[$Sheet1.$D$10]" office:value-type="float" office:value="1.157" calcext:value-type="float">
            <text:p>1,157</text:p>
          </table:table-cell>
          <table:table-cell/>
          <table:table-cell table:formula="of:=POWER([.F10]-[.$A$15];2)" office:value-type="float" office:value="0.000144" calcext:value-type="float">
            <text:p>0,00014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3.24" calcext:value-type="float">
            <text:p>23,24</text:p>
          </table:table-cell>
          <table:table-cell table:formula="of:=INT(1000*[.C11]/[.B11])/1000" office:value-type="float" office:value="1.162" calcext:value-type="float">
            <text:p>1,162</text:p>
          </table:table-cell>
          <table:table-cell/>
          <table:table-cell table:style-name="ce12" table:formula="of:=[$Sheet1.$D$11]" office:value-type="float" office:value="1.162" calcext:value-type="float">
            <text:p>1,162</text:p>
          </table:table-cell>
          <table:table-cell/>
          <table:table-cell table:formula="of:=POWER([.F11]-[.$A$15];2)" office:value-type="float" office:value="0.000288999999999997" calcext:value-type="float">
            <text:p>0,000289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14"/>
          <table:table-cell table:number-columns-repeated="6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niepewnosc okresu</text:p>
          </table:table-cell>
          <table:table-cell office:value-type="string" calcext:value-type="string">
            <text:p>T2</text:p>
          </table:table-cell>
          <table:table-cell table:number-columns-repeated="8"/>
        </table:table-row>
        <table:table-row table:style-name="ro1">
          <table:table-cell table:style-name="ce12" table:formula="of:=INT(1000*AVERAGE([.D2:.D11]))/1000" office:value-type="float" office:value="1.145" calcext:value-type="float">
            <text:p>1,145</text:p>
          </table:table-cell>
          <table:table-cell table:style-name="ce13" table:formula="of:=COM.MICROSOFT.STDEV.S([.D2:.D11])/SQRT(10)" office:value-type="float" office:value="0.0034287995955825" calcext:value-type="float">
            <text:p>0,0034</text:p>
          </table:table-cell>
          <table:table-cell table:formula="of:=INT(1000*AVERAGE([.F8:.F11]))/1000" office:value-type="float" office:value="1.156" calcext:value-type="float">
            <text:p>1,156</text:p>
          </table:table-cell>
          <table:table-cell/>
          <table:table-cell table:formula="of:=[.B15]/[.A15]*100" office:value-type="float" office:value="0.299458479963537" calcext:value-type="float">
            <text:p>0,2994584799635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g</text:p>
          </table:table-cell>
          <table:table-cell table:number-columns-repeated="9"/>
        </table:table-row>
        <table:table-row table:style-name="ro1">
          <table:table-cell office:value-type="float" office:value="0.341" calcext:value-type="float">
            <text:p>0,341</text:p>
          </table:table-cell>
          <table:table-cell table:formula="of:=INT(100*POWER(2*PI()/[.A15];2)*[.A17])/100" office:value-type="float" office:value="10.26" calcext:value-type="float">
            <text:p>10,26</text:p>
          </table:table-cell>
          <table:table-cell table:number-columns-repeated="5"/>
          <table:table-cell table:style-name="ce15" table:formula="of:=INT(1000*(-8*POWER(PI();2)*[.A17]/POWER([.A15];3)))/1000" office:value-type="float" office:value="-17.937" calcext:value-type="float">
            <text:p>-17,94</text:p>
          </table:table-cell>
          <table:table-cell table:number-columns-repeated="3"/>
        </table:table-row>
        <table:table-row table:style-name="ro1">
          <table:table-cell table:number-columns-repeated="7"/>
          <table:table-cell table:formula="of:=SQRT(POWER([.H17]*[.B15];2)+0.001*4*PI()*PI()/POWER([.A15];2))" office:value-type="float" office:value="0.184106430560409" calcext:value-type="float">
            <text:p>0,1841064305604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.p.</text:p>
          </table:table-cell>
          <table:table-cell office:value-type="string" calcext:value-type="string">
            <text:p>l [mm]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 [s]</text:p>
          </table:table-cell>
          <table:table-cell office:value-type="string" calcext:value-type="string">
            <text:p>T_i [s]</text:p>
          </table:table-cell>
          <table:table-cell office:value-type="string" calcext:value-type="string">
            <text:p>T^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9" calcext:value-type="float">
            <text:p>439</text:p>
          </table:table-cell>
          <table:table-cell office:value-type="float" office:value="20" calcext:value-type="float">
            <text:p>20</text:p>
          </table:table-cell>
          <table:table-cell office:value-type="float" office:value="26.2" calcext:value-type="float">
            <text:p>26,2</text:p>
          </table:table-cell>
          <table:table-cell table:style-name="ce12" table:formula="of:=INT(1000*[.D20]/[.C20])/1000" office:value-type="float" office:value="1.31" calcext:value-type="float">
            <text:p>1,310</text:p>
          </table:table-cell>
          <table:table-cell table:style-name="ce12" table:formula="of:=INT(1000*POWER([.E20];2))/1000" office:value-type="float" office:value="1.716" calcext:value-type="float">
            <text:p>1,716</text:p>
          </table:table-cell>
          <table:table-cell/>
          <table:table-cell table:formula="of:=[.B20]/1000" office:value-type="float" office:value="0.439" calcext:value-type="float">
            <text:p>0,439</text:p>
          </table:table-cell>
          <table:table-cell table:style-name="ce12" table:formula="of:=[$Sheet1.$E$20]" office:value-type="float" office:value="1.31" calcext:value-type="float">
            <text:p>1,310</text:p>
          </table:table-cell>
          <table:table-cell table:style-name="ce16" table:formula="of:=INT(100*POWER(2*PI()/[.I20];2)*[.H20])/100" office:value-type="float" office:value="10.09" calcext:value-type="float">
            <text:p>10,09</text:p>
          </table:table-cell>
          <table:table-cell table:formula="of:=INT(1000*[.J20]*SQRT(POWER(0.001/[.H20];2)+POWER(-2*[.B$15]/[.I20];2)))/1000" office:value-type="float" office:value="0.057" calcext:value-type="float">
            <text:p>0,0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3" calcext:value-type="float">
            <text:p>403</text:p>
          </table:table-cell>
          <table:table-cell office:value-type="float" office:value="20" calcext:value-type="float">
            <text:p>20</text:p>
          </table:table-cell>
          <table:table-cell office:value-type="float" office:value="24.9" calcext:value-type="float">
            <text:p>24,9</text:p>
          </table:table-cell>
          <table:table-cell table:style-name="ce12" table:formula="of:=INT(1000*[.D21]/[.C21])/1000" office:value-type="float" office:value="1.245" calcext:value-type="float">
            <text:p>1,245</text:p>
          </table:table-cell>
          <table:table-cell table:style-name="ce12" table:formula="of:=INT(1000*POWER([.E21];2))/1000" office:value-type="float" office:value="1.55" calcext:value-type="float">
            <text:p>1,550</text:p>
          </table:table-cell>
          <table:table-cell/>
          <table:table-cell table:formula="of:=[.B21]/1000" office:value-type="float" office:value="0.403" calcext:value-type="float">
            <text:p>0,403</text:p>
          </table:table-cell>
          <table:table-cell table:style-name="ce12" table:formula="of:=[$Sheet1.$E$21]" office:value-type="float" office:value="1.245" calcext:value-type="float">
            <text:p>1,245</text:p>
          </table:table-cell>
          <table:table-cell table:style-name="ce16" table:formula="of:=INT(100*POWER(2*PI()/[.I21];2)*[.H21])/100" office:value-type="float" office:value="10.26" calcext:value-type="float">
            <text:p>10,26</text:p>
          </table:table-cell>
          <table:table-cell table:formula="of:=INT(1000*[.J21]*SQRT(POWER(0.001/[.H21];2)+POWER(-2*[.B$15]/[.I21];2)))/1000" office:value-type="float" office:value="0.061" calcext:value-type="float">
            <text:p>0,0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6" calcext:value-type="float">
            <text:p>366</text:p>
          </table:table-cell>
          <table:table-cell office:value-type="float" office:value="20" calcext:value-type="float">
            <text:p>20</text:p>
          </table:table-cell>
          <table:table-cell office:value-type="float" office:value="23.68" calcext:value-type="float">
            <text:p>23,68</text:p>
          </table:table-cell>
          <table:table-cell table:style-name="ce12" table:formula="of:=INT(1000*[.D22]/[.C22])/1000" office:value-type="float" office:value="1.184" calcext:value-type="float">
            <text:p>1,184</text:p>
          </table:table-cell>
          <table:table-cell table:style-name="ce12" table:formula="of:=INT(1000*POWER([.E22];2))/1000" office:value-type="float" office:value="1.401" calcext:value-type="float">
            <text:p>1,401</text:p>
          </table:table-cell>
          <table:table-cell/>
          <table:table-cell table:formula="of:=[.B22]/1000" office:value-type="float" office:value="0.366" calcext:value-type="float">
            <text:p>0,366</text:p>
          </table:table-cell>
          <table:table-cell table:style-name="ce12" table:formula="of:=[$Sheet1.$E$22]" office:value-type="float" office:value="1.184" calcext:value-type="float">
            <text:p>1,184</text:p>
          </table:table-cell>
          <table:table-cell table:style-name="ce16" table:formula="of:=INT(100*POWER(2*PI()/[.I22];2)*[.H22])/100" office:value-type="float" office:value="10.3" calcext:value-type="float">
            <text:p>10,30</text:p>
          </table:table-cell>
          <table:table-cell table:formula="of:=INT(1000*[.J22]*SQRT(POWER(0.001/[.H22];2)+POWER(-2*[.B$15]/[.I22];2)))/1000" office:value-type="float" office:value="0.065" calcext:value-type="float">
            <text:p>0,0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7" calcext:value-type="float">
            <text:p>327</text:p>
          </table:table-cell>
          <table:table-cell office:value-type="float" office:value="20" calcext:value-type="float">
            <text:p>20</text:p>
          </table:table-cell>
          <table:table-cell office:value-type="float" office:value="22.55" calcext:value-type="float">
            <text:p>22,55</text:p>
          </table:table-cell>
          <table:table-cell table:style-name="ce12" table:formula="of:=INT(1000*[.D23]/[.C23])/1000" office:value-type="float" office:value="1.127" calcext:value-type="float">
            <text:p>1,127</text:p>
          </table:table-cell>
          <table:table-cell table:style-name="ce12" table:formula="of:=INT(1000*POWER([.E23];2))/1000" office:value-type="float" office:value="1.27" calcext:value-type="float">
            <text:p>1,270</text:p>
          </table:table-cell>
          <table:table-cell/>
          <table:table-cell table:formula="of:=[.B23]/1000" office:value-type="float" office:value="0.327" calcext:value-type="float">
            <text:p>0,327</text:p>
          </table:table-cell>
          <table:table-cell table:style-name="ce12" table:formula="of:=[$Sheet1.$E$23]" office:value-type="float" office:value="1.127" calcext:value-type="float">
            <text:p>1,127</text:p>
          </table:table-cell>
          <table:table-cell table:style-name="ce16" table:formula="of:=INT(100*POWER(2*PI()/[.I23];2)*[.H23])/100" office:value-type="float" office:value="10.16" calcext:value-type="float">
            <text:p>10,16</text:p>
          </table:table-cell>
          <table:table-cell table:formula="of:=INT(1000*[.J23]*SQRT(POWER(0.001/[.H23];2)+POWER(-2*[.B$15]/[.I23];2)))/1000" office:value-type="float" office:value="0.069" calcext:value-type="float">
            <text:p>0,0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5" calcext:value-type="float">
            <text:p>285</text:p>
          </table:table-cell>
          <table:table-cell office:value-type="float" office:value="20" calcext:value-type="float">
            <text:p>20</text:p>
          </table:table-cell>
          <table:table-cell office:value-type="float" office:value="21.16" calcext:value-type="float">
            <text:p>21,16</text:p>
          </table:table-cell>
          <table:table-cell table:style-name="ce12" table:formula="of:=INT(1000*[.D24]/[.C24])/1000" office:value-type="float" office:value="1.058" calcext:value-type="float">
            <text:p>1,058</text:p>
          </table:table-cell>
          <table:table-cell table:style-name="ce12" table:formula="of:=INT(1000*POWER([.E24];2))/1000" office:value-type="float" office:value="1.119" calcext:value-type="float">
            <text:p>1,119</text:p>
          </table:table-cell>
          <table:table-cell/>
          <table:table-cell table:formula="of:=[.B24]/1000" office:value-type="float" office:value="0.285" calcext:value-type="float">
            <text:p>0,285</text:p>
          </table:table-cell>
          <table:table-cell table:style-name="ce12" table:formula="of:=[$Sheet1.$E$24]" office:value-type="float" office:value="1.058" calcext:value-type="float">
            <text:p>1,058</text:p>
          </table:table-cell>
          <table:table-cell table:style-name="ce16" table:formula="of:=INT(100*POWER(2*PI()/[.I24];2)*[.H24])/100" office:value-type="float" office:value="10.05" calcext:value-type="float">
            <text:p>10,05</text:p>
          </table:table-cell>
          <table:table-cell table:formula="of:=INT(1000*[.J24]*SQRT(POWER(0.001/[.H24];2)+POWER(-2*[.B$15]/[.I24];2)))/1000" office:value-type="float" office:value="0.074" calcext:value-type="float">
            <text:p>0,0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1" calcext:value-type="float">
            <text:p>241</text:p>
          </table:table-cell>
          <table:table-cell office:value-type="float" office:value="20" calcext:value-type="float">
            <text:p>20</text:p>
          </table:table-cell>
          <table:table-cell office:value-type="float" office:value="19.32" calcext:value-type="float">
            <text:p>19,32</text:p>
          </table:table-cell>
          <table:table-cell table:style-name="ce13" table:formula="of:=INT(10000*[.D25]/[.C25])/10000" office:value-type="float" office:value="0.966" calcext:value-type="float">
            <text:p>0,9660</text:p>
          </table:table-cell>
          <table:table-cell table:formula="of:=INT(10000*POWER([.E25];2))/10000" office:value-type="float" office:value="0.9331" calcext:value-type="float">
            <text:p>0,9331</text:p>
          </table:table-cell>
          <table:table-cell/>
          <table:table-cell table:formula="of:=[.B25]/1000" office:value-type="float" office:value="0.241" calcext:value-type="float">
            <text:p>0,241</text:p>
          </table:table-cell>
          <table:table-cell table:style-name="ce13" table:formula="of:=[$Sheet1.$E$25]" office:value-type="float" office:value="0.966" calcext:value-type="float">
            <text:p>0,9660</text:p>
          </table:table-cell>
          <table:table-cell table:style-name="ce16" table:formula="of:=INT(100*POWER(2*PI()/[.I25];2)*[.H25])/100" office:value-type="float" office:value="10.19" calcext:value-type="float">
            <text:p>10,19</text:p>
          </table:table-cell>
          <table:table-cell table:formula="of:=INT(1000*[.J25]*SQRT(POWER(0.001/[.H25];2)+POWER(-2*[.B$15]/[.I25];2)))/1000" office:value-type="float" office:value="0.083" calcext:value-type="float">
            <text:p>0,0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4" calcext:value-type="float">
            <text:p>194</text:p>
          </table:table-cell>
          <table:table-cell office:value-type="float" office:value="20" calcext:value-type="float">
            <text:p>20</text:p>
          </table:table-cell>
          <table:table-cell office:value-type="float" office:value="17.87" calcext:value-type="float">
            <text:p>17,87</text:p>
          </table:table-cell>
          <table:table-cell table:style-name="ce13" table:formula="of:=INT(10000*[.D26]/[.C26])/10000" office:value-type="float" office:value="0.8935" calcext:value-type="float">
            <text:p>0,8935</text:p>
          </table:table-cell>
          <table:table-cell table:formula="of:=INT(10000*POWER([.E26];2))/10000" office:value-type="float" office:value="0.7983" calcext:value-type="float">
            <text:p>0,7983</text:p>
          </table:table-cell>
          <table:table-cell/>
          <table:table-cell table:formula="of:=[.B26]/1000" office:value-type="float" office:value="0.194" calcext:value-type="float">
            <text:p>0,194</text:p>
          </table:table-cell>
          <table:table-cell table:style-name="ce13" table:formula="of:=[$Sheet1.$E$26]" office:value-type="float" office:value="0.8935" calcext:value-type="float">
            <text:p>0,8935</text:p>
          </table:table-cell>
          <table:table-cell table:style-name="ce16" table:formula="of:=INT(100*POWER(2*PI()/[.I26];2)*[.H26])/100" office:value-type="float" office:value="9.59" calcext:value-type="float">
            <text:p>9,59</text:p>
          </table:table-cell>
          <table:table-cell table:formula="of:=INT(1000*[.J26]*SQRT(POWER(0.001/[.H26];2)+POWER(-2*[.B$15]/[.I26];2)))/1000" office:value-type="float" office:value="0.088" calcext:value-type="float">
            <text:p>0,0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3" calcext:value-type="float">
            <text:p>153</text:p>
          </table:table-cell>
          <table:table-cell office:value-type="float" office:value="20" calcext:value-type="float">
            <text:p>20</text:p>
          </table:table-cell>
          <table:table-cell office:value-type="float" office:value="15.19" calcext:value-type="float">
            <text:p>15,19</text:p>
          </table:table-cell>
          <table:table-cell table:style-name="ce13" table:formula="of:=INT(10000*[.D27]/[.C27])/10000" office:value-type="float" office:value="0.7595" calcext:value-type="float">
            <text:p>0,7595</text:p>
          </table:table-cell>
          <table:table-cell table:formula="of:=INT(10000*POWER([.E27];2))/10000" office:value-type="float" office:value="0.5768" calcext:value-type="float">
            <text:p>0,5768</text:p>
          </table:table-cell>
          <table:table-cell/>
          <table:table-cell table:formula="of:=[.B27]/1000" office:value-type="float" office:value="0.153" calcext:value-type="float">
            <text:p>0,153</text:p>
          </table:table-cell>
          <table:table-cell table:style-name="ce13" table:formula="of:=[$Sheet1.$E$27]" office:value-type="float" office:value="0.7595" calcext:value-type="float">
            <text:p>0,7595</text:p>
          </table:table-cell>
          <table:table-cell table:style-name="ce16" table:formula="of:=INT(100*POWER(2*PI()/[.I27];2)*[.H27])/100" office:value-type="float" office:value="10.47" calcext:value-type="float">
            <text:p>10,47</text:p>
          </table:table-cell>
          <table:table-cell table:formula="of:=INT(1000*[.J27]*SQRT(POWER(0.001/[.H27];2)+POWER(-2*[.B$15]/[.I27];2)))/1000" office:value-type="float" office:value="0.116" calcext:value-type="float">
            <text:p>0,1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8" calcext:value-type="float">
            <text:p>108</text:p>
          </table:table-cell>
          <table:table-cell office:value-type="float" office:value="20" calcext:value-type="float">
            <text:p>20</text:p>
          </table:table-cell>
          <table:table-cell office:value-type="float" office:value="13.21" calcext:value-type="float">
            <text:p>13,21</text:p>
          </table:table-cell>
          <table:table-cell table:style-name="ce13" table:formula="of:=INT(10000*[.D28]/[.C28])/10000" office:value-type="float" office:value="0.6605" calcext:value-type="float">
            <text:p>0,6605</text:p>
          </table:table-cell>
          <table:table-cell table:formula="of:=INT(10000*POWER([.E28];2))/10000" office:value-type="float" office:value="0.4362" calcext:value-type="float">
            <text:p>0,4362</text:p>
          </table:table-cell>
          <table:table-cell/>
          <table:table-cell table:formula="of:=[.B28]/1000" office:value-type="float" office:value="0.108" calcext:value-type="float">
            <text:p>0,108</text:p>
          </table:table-cell>
          <table:table-cell table:style-name="ce13" table:formula="of:=[$Sheet1.$E$28]" office:value-type="float" office:value="0.6605" calcext:value-type="float">
            <text:p>0,6605</text:p>
          </table:table-cell>
          <table:table-cell table:style-name="ce16" table:formula="of:=INT(100*POWER(2*PI()/[.I28];2)*[.H28])/100" office:value-type="float" office:value="9.77" calcext:value-type="float">
            <text:p>9,77</text:p>
          </table:table-cell>
          <table:table-cell table:formula="of:=INT(1000*[.J28]*SQRT(POWER(0.001/[.H28];2)+POWER(-2*[.B$15]/[.I28];2)))/1000" office:value-type="float" office:value="0.135" calcext:value-type="float">
            <text:p>0,1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10.34" calcext:value-type="float">
            <text:p>10,34</text:p>
          </table:table-cell>
          <table:table-cell table:style-name="ce13" table:formula="of:=INT(10000*[.D29]/[.C29])/10000" office:value-type="float" office:value="0.517" calcext:value-type="float">
            <text:p>0,5170</text:p>
          </table:table-cell>
          <table:table-cell table:formula="of:=INT(10000*POWER([.E29];2))/10000" office:value-type="float" office:value="0.2672" calcext:value-type="float">
            <text:p>0,2672</text:p>
          </table:table-cell>
          <table:table-cell/>
          <table:table-cell table:formula="of:=[.B29]/1000" office:value-type="float" office:value="0.063" calcext:value-type="float">
            <text:p>0,063</text:p>
          </table:table-cell>
          <table:table-cell table:style-name="ce13" table:formula="of:=[$Sheet1.$E$29]" office:value-type="float" office:value="0.517" calcext:value-type="float">
            <text:p>0,5170</text:p>
          </table:table-cell>
          <table:table-cell table:style-name="ce16" table:formula="of:=INT(100*POWER(2*PI()/[.I29];2)*[.H29])/100" office:value-type="float" office:value="9.3" calcext:value-type="float">
            <text:p>9,30</text:p>
          </table:table-cell>
          <table:table-cell table:formula="of:=INT(1000*[.J29]*SQRT(POWER(0.001/[.H29];2)+POWER(-2*[.B$15]/[.I29];2)))/1000" office:value-type="float" office:value="0.192" calcext:value-type="float">
            <text:p>0,192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office:value-type="float" office:value="9.881" calcext:value-type="float">
            <text:p>9,881</text:p>
          </table:table-cell>
          <table:table-cell table:formula="of:=[.B17]-[.B34]" office:value-type="float" office:value="0.379" calcext:value-type="float">
            <text:p>0,379</text:p>
          </table:table-cell>
          <table:table-cell table:number-columns-repeated="8"/>
        </table:table-row>
      </table:table>
      <table:table table:name="Sheet2" table:style-name="ta1">
        <table:table-column table:style-name="co1" table:number-columns-repeated="8" table:default-cell-style-name="Default"/>
        <table:table-row table:style-name="ro1">
          <table:table-cell table:style-name="ce11" office:value-type="float" office:value="43.9" calcext:value-type="float">
            <text:p>43.9</text:p>
          </table:table-cell>
          <table:table-cell table:style-name="ce11" office:value-type="float" office:value="1.31" calcext:value-type="float">
            <text:p>1.31</text:p>
          </table:table-cell>
          <table:table-cell table:style-name="ce11" table:formula="of:=INT(1000*POWER([.B1];2))/1000" office:value-type="float" office:value="1.716" calcext:value-type="float">
            <text:p>1.716</text:p>
          </table:table-cell>
          <table:table-cell/>
          <table:table-cell table:formula="of:=[.A1]/100*[.C1]" office:value-type="float" office:value="0.753324" calcext:value-type="float">
            <text:p>0,753324</text:p>
          </table:table-cell>
          <table:table-cell table:formula="of:=SUM([.E1:.E10])/SUM([.F12:.F21])" office:value-type="float" office:value="3.88779530516663" calcext:value-type="float">
            <text:p>3,88779530516663</text:p>
          </table:table-cell>
          <table:table-cell table:formula="of:=POWER(2*PI();2)/[.F1]" office:value-type="float" office:value="10.1544486027577" calcext:value-type="float">
            <text:p>10,1544486027577</text:p>
          </table:table-cell>
          <table:table-cell/>
        </table:table-row>
        <table:table-row table:style-name="ro1">
          <table:table-cell table:style-name="ce11" office:value-type="float" office:value="40.3" calcext:value-type="float">
            <text:p>40.3</text:p>
          </table:table-cell>
          <table:table-cell table:style-name="ce11" office:value-type="float" office:value="1.245" calcext:value-type="float">
            <text:p>1.245</text:p>
          </table:table-cell>
          <table:table-cell table:style-name="ce11" table:formula="of:=INT(1000*POWER([.B2];2))/1000" office:value-type="float" office:value="1.55" calcext:value-type="float">
            <text:p>1.55</text:p>
          </table:table-cell>
          <table:table-cell/>
          <table:table-cell table:formula="of:=[.A2]/100*[.C2]" office:value-type="float" office:value="0.62465" calcext:value-type="float">
            <text:p>0,62465</text:p>
          </table:table-cell>
          <table:table-cell table:number-columns-repeated="3"/>
        </table:table-row>
        <table:table-row table:style-name="ro1">
          <table:table-cell table:style-name="ce11" office:value-type="float" office:value="36.6" calcext:value-type="float">
            <text:p>36.6</text:p>
          </table:table-cell>
          <table:table-cell table:style-name="ce11" office:value-type="float" office:value="1.184" calcext:value-type="float">
            <text:p>1.184</text:p>
          </table:table-cell>
          <table:table-cell table:style-name="ce11" table:formula="of:=INT(1000*POWER([.B3];2))/1000" office:value-type="float" office:value="1.401" calcext:value-type="float">
            <text:p>1.401</text:p>
          </table:table-cell>
          <table:table-cell/>
          <table:table-cell table:formula="of:=[.A3]/100*[.C3]" office:value-type="float" office:value="0.512766" calcext:value-type="float">
            <text:p>0,512766</text:p>
          </table:table-cell>
          <table:table-cell table:number-columns-repeated="3"/>
        </table:table-row>
        <table:table-row table:style-name="ro1">
          <table:table-cell table:style-name="ce11" office:value-type="float" office:value="32.7" calcext:value-type="float">
            <text:p>32.7</text:p>
          </table:table-cell>
          <table:table-cell table:style-name="ce11" office:value-type="float" office:value="1.127" calcext:value-type="float">
            <text:p>1.127</text:p>
          </table:table-cell>
          <table:table-cell table:style-name="ce11" table:formula="of:=INT(1000*POWER([.B4];2))/1000" office:value-type="float" office:value="1.27" calcext:value-type="float">
            <text:p>1.27</text:p>
          </table:table-cell>
          <table:table-cell/>
          <table:table-cell table:formula="of:=[.A4]/100*[.C4]" office:value-type="float" office:value="0.41529" calcext:value-type="float">
            <text:p>0,41529</text:p>
          </table:table-cell>
          <table:table-cell table:number-columns-repeated="3"/>
        </table:table-row>
        <table:table-row table:style-name="ro1">
          <table:table-cell table:style-name="ce11" office:value-type="float" office:value="28.5" calcext:value-type="float">
            <text:p>28.5</text:p>
          </table:table-cell>
          <table:table-cell table:style-name="ce11" office:value-type="float" office:value="1.058" calcext:value-type="float">
            <text:p>1.058</text:p>
          </table:table-cell>
          <table:table-cell table:style-name="ce11" table:formula="of:=INT(1000*POWER([.B5];2))/1000" office:value-type="float" office:value="1.119" calcext:value-type="float">
            <text:p>1.119</text:p>
          </table:table-cell>
          <table:table-cell/>
          <table:table-cell table:formula="of:=[.A5]/100*[.C5]" office:value-type="float" office:value="0.318915" calcext:value-type="float">
            <text:p>0,318915</text:p>
          </table:table-cell>
          <table:table-cell table:number-columns-repeated="3"/>
        </table:table-row>
        <table:table-row table:style-name="ro1">
          <table:table-cell table:style-name="ce11" office:value-type="float" office:value="24.1" calcext:value-type="float">
            <text:p>24.1</text:p>
          </table:table-cell>
          <table:table-cell table:style-name="ce11" office:value-type="float" office:value="0.966" calcext:value-type="float">
            <text:p>0.966</text:p>
          </table:table-cell>
          <table:table-cell table:style-name="ce11" table:formula="of:=INT(10000*POWER([.B6];2))/10000" office:value-type="float" office:value="0.9331" calcext:value-type="float">
            <text:p>0.9331</text:p>
          </table:table-cell>
          <table:table-cell/>
          <table:table-cell table:formula="of:=[.A6]/100*[.C6]" office:value-type="float" office:value="0.2248771" calcext:value-type="float">
            <text:p>0,2248771</text:p>
          </table:table-cell>
          <table:table-cell table:number-columns-repeated="3"/>
        </table:table-row>
        <table:table-row table:style-name="ro1">
          <table:table-cell table:style-name="ce11" office:value-type="float" office:value="19.4" calcext:value-type="float">
            <text:p>19.4</text:p>
          </table:table-cell>
          <table:table-cell table:style-name="ce11" office:value-type="float" office:value="0.8935" calcext:value-type="float">
            <text:p>0.8935</text:p>
          </table:table-cell>
          <table:table-cell table:style-name="ce11" table:formula="of:=INT(10000*POWER([.B7];2))/10000" office:value-type="float" office:value="0.7983" calcext:value-type="float">
            <text:p>0.7983</text:p>
          </table:table-cell>
          <table:table-cell/>
          <table:table-cell table:formula="of:=[.A7]/100*[.C7]" office:value-type="float" office:value="0.1548702" calcext:value-type="float">
            <text:p>0,1548702</text:p>
          </table:table-cell>
          <table:table-cell table:number-columns-repeated="3"/>
        </table:table-row>
        <table:table-row table:style-name="ro1">
          <table:table-cell table:style-name="ce11" office:value-type="float" office:value="15.3" calcext:value-type="float">
            <text:p>15.3</text:p>
          </table:table-cell>
          <table:table-cell table:style-name="ce11" office:value-type="float" office:value="0.7595" calcext:value-type="float">
            <text:p>0.7595</text:p>
          </table:table-cell>
          <table:table-cell table:style-name="ce11" table:formula="of:=INT(10000*POWER([.B8];2))/10000" office:value-type="float" office:value="0.5768" calcext:value-type="float">
            <text:p>0.5768</text:p>
          </table:table-cell>
          <table:table-cell/>
          <table:table-cell table:formula="of:=[.A8]/100*[.C8]" office:value-type="float" office:value="0.0882504" calcext:value-type="float">
            <text:p>0,0882504</text:p>
          </table:table-cell>
          <table:table-cell table:number-columns-repeated="3"/>
        </table:table-row>
        <table:table-row table:style-name="ro1">
          <table:table-cell table:style-name="ce11" office:value-type="float" office:value="10.8" calcext:value-type="float">
            <text:p>10.8</text:p>
          </table:table-cell>
          <table:table-cell table:style-name="ce11" office:value-type="float" office:value="0.6605" calcext:value-type="float">
            <text:p>0.6605</text:p>
          </table:table-cell>
          <table:table-cell table:style-name="ce11" table:formula="of:=INT(10000*POWER([.B9];2))/10000" office:value-type="float" office:value="0.4362" calcext:value-type="float">
            <text:p>0.4362</text:p>
          </table:table-cell>
          <table:table-cell/>
          <table:table-cell table:formula="of:=[.A9]/100*[.C9]" office:value-type="float" office:value="0.0471096" calcext:value-type="float">
            <text:p>0,0471096</text:p>
          </table:table-cell>
          <table:table-cell table:number-columns-repeated="3"/>
        </table:table-row>
        <table:table-row table:style-name="ro1">
          <table:table-cell table:style-name="ce11" office:value-type="float" office:value="6.3" calcext:value-type="float">
            <text:p>6.3</text:p>
          </table:table-cell>
          <table:table-cell table:style-name="ce11" office:value-type="float" office:value="0.517" calcext:value-type="float">
            <text:p>0.517</text:p>
          </table:table-cell>
          <table:table-cell table:style-name="ce11" table:formula="of:=INT(10000*POWER([.B10];2))/10000" office:value-type="float" office:value="0.2672" calcext:value-type="float">
            <text:p>0.2672</text:p>
          </table:table-cell>
          <table:table-cell/>
          <table:table-cell table:formula="of:=[.A10]/100*[.C10]" office:value-type="float" office:value="0.0168336" calcext:value-type="float">
            <text:p>0,0168336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try</text:p>
          </table:table-cell>
          <table:table-cell office:value-type="string" calcext:value-type="string">
            <text:p>Sekundy^2</text:p>
          </table:table-cell>
          <table:table-cell office:value-type="string" calcext:value-type="string">
            <text:p>roznica</text:p>
          </table:table-cell>
          <table:table-cell/>
          <table:table-cell table:formula="of:=POWER([.$A1];2)" office:value-type="float" office:value="1927.21" calcext:value-type="float">
            <text:p>1927,21</text:p>
          </table:table-cell>
          <table:table-cell table:formula="of:=POWER([.$A1];2)/10000" office:value-type="float" office:value="0.192721" calcext:value-type="float">
            <text:p>0,192721</text:p>
          </table:table-cell>
          <table:table-cell table:number-columns-repeated="2"/>
        </table:table-row>
        <table:table-row table:style-name="ro1">
          <table:table-cell table:formula="of:=[.A1]/100" office:value-type="float" office:value="0.439" calcext:value-type="float">
            <text:p>0,439</text:p>
          </table:table-cell>
          <table:table-cell office:value-type="float" office:value="1.716" calcext:value-type="float">
            <text:p>1,716</text:p>
          </table:table-cell>
          <table:table-cell table:formula="of:=POWER([.B13]-[.A$24]*[.A13];2)" office:value-type="float" office:value="0.0000922944489999985" calcext:value-type="float">
            <text:p>9,22944489999985E-05</text:p>
          </table:table-cell>
          <table:table-cell/>
          <table:table-cell table:formula="of:=POWER([.$A2];2)" office:value-type="float" office:value="1624.09" calcext:value-type="float">
            <text:p>1624,09</text:p>
          </table:table-cell>
          <table:table-cell table:formula="of:=POWER([.$A2];2)/10000" office:value-type="float" office:value="0.162409" calcext:value-type="float">
            <text:p>0,162409</text:p>
          </table:table-cell>
          <table:table-cell table:number-columns-repeated="2"/>
        </table:table-row>
        <table:table-row table:style-name="ro1">
          <table:table-cell table:formula="of:=[.A2]/100" office:value-type="float" office:value="0.403" calcext:value-type="float">
            <text:p>0,403</text:p>
          </table:table-cell>
          <table:table-cell office:value-type="float" office:value="1.55" calcext:value-type="float">
            <text:p>1,55</text:p>
          </table:table-cell>
          <table:table-cell table:formula="of:=POWER([.B14]-[.A$24]*[.A14];2)" office:value-type="float" office:value="0.000270964520999995" calcext:value-type="float">
            <text:p>0,000270964521</text:p>
          </table:table-cell>
          <table:table-cell/>
          <table:table-cell table:formula="of:=POWER([.$A3];2)" office:value-type="float" office:value="1339.56" calcext:value-type="float">
            <text:p>1339,56</text:p>
          </table:table-cell>
          <table:table-cell table:formula="of:=POWER([.$A3];2)/10000" office:value-type="float" office:value="0.133956" calcext:value-type="float">
            <text:p>0,133956</text:p>
          </table:table-cell>
          <table:table-cell table:number-columns-repeated="2"/>
        </table:table-row>
        <table:table-row table:style-name="ro1">
          <table:table-cell table:formula="of:=[.A3]/100" office:value-type="float" office:value="0.366" calcext:value-type="float">
            <text:p>0,366</text:p>
          </table:table-cell>
          <table:table-cell office:value-type="float" office:value="1.401" calcext:value-type="float">
            <text:p>1,401</text:p>
          </table:table-cell>
          <table:table-cell table:formula="of:=POWER([.B15]-[.A$24]*[.A15];2)" office:value-type="float" office:value="0.000468376163999997" calcext:value-type="float">
            <text:p>0,000468376164</text:p>
          </table:table-cell>
          <table:table-cell/>
          <table:table-cell table:formula="of:=POWER([.$A4];2)" office:value-type="float" office:value="1069.29" calcext:value-type="float">
            <text:p>1069,29</text:p>
          </table:table-cell>
          <table:table-cell table:formula="of:=POWER([.$A4];2)/10000" office:value-type="float" office:value="0.106929" calcext:value-type="float">
            <text:p>0,106929</text:p>
          </table:table-cell>
          <table:table-cell table:number-columns-repeated="2"/>
        </table:table-row>
        <table:table-row table:style-name="ro1">
          <table:table-cell table:formula="of:=[.A4]/100" office:value-type="float" office:value="0.327" calcext:value-type="float">
            <text:p>0,327</text:p>
          </table:table-cell>
          <table:table-cell office:value-type="float" office:value="1.27" calcext:value-type="float">
            <text:p>1,27</text:p>
          </table:table-cell>
          <table:table-cell table:formula="of:=POWER([.B16]-[.A$24]*[.A16];2)" office:value-type="float" office:value="0.00000110040100000016" calcext:value-type="float">
            <text:p>1,10040100000016E-06</text:p>
          </table:table-cell>
          <table:table-cell/>
          <table:table-cell table:formula="of:=POWER([.$A5];2)" office:value-type="float" office:value="812.25" calcext:value-type="float">
            <text:p>812,25</text:p>
          </table:table-cell>
          <table:table-cell table:formula="of:=POWER([.$A5];2)/10000" office:value-type="float" office:value="0.081225" calcext:value-type="float">
            <text:p>0,081225</text:p>
          </table:table-cell>
          <table:table-cell table:number-columns-repeated="2"/>
        </table:table-row>
        <table:table-row table:style-name="ro1">
          <table:table-cell table:formula="of:=[.A5]/100" office:value-type="float" office:value="0.285" calcext:value-type="float">
            <text:p>0,285</text:p>
          </table:table-cell>
          <table:table-cell office:value-type="float" office:value="1.119" calcext:value-type="float">
            <text:p>1,119</text:p>
          </table:table-cell>
          <table:table-cell table:formula="of:=POWER([.B17]-[.A$24]*[.A17];2)" office:value-type="float" office:value="0.000125552025000003" calcext:value-type="float">
            <text:p>0,000125552025</text:p>
          </table:table-cell>
          <table:table-cell/>
          <table:table-cell table:formula="of:=POWER([.$A6];2)" office:value-type="float" office:value="580.81" calcext:value-type="float">
            <text:p>580,81</text:p>
          </table:table-cell>
          <table:table-cell table:formula="of:=POWER([.$A6];2)/10000" office:value-type="float" office:value="0.058081" calcext:value-type="float">
            <text:p>0,058081</text:p>
          </table:table-cell>
          <table:table-cell table:number-columns-repeated="2"/>
        </table:table-row>
        <table:table-row table:style-name="ro1">
          <table:table-cell table:formula="of:=[.A6]/100" office:value-type="float" office:value="0.241" calcext:value-type="float">
            <text:p>0,241</text:p>
          </table:table-cell>
          <table:table-cell office:value-type="float" office:value="0.9331" calcext:value-type="float">
            <text:p>0,9331</text:p>
          </table:table-cell>
          <table:table-cell table:formula="of:=POWER([.B18]-[.A$24]*[.A18];2)" office:value-type="float" office:value="0.0000134468890000006" calcext:value-type="float">
            <text:p>1,34468890000006E-05</text:p>
          </table:table-cell>
          <table:table-cell/>
          <table:table-cell table:formula="of:=POWER([.$A7];2)" office:value-type="float" office:value="376.36" calcext:value-type="float">
            <text:p>376,36</text:p>
          </table:table-cell>
          <table:table-cell table:formula="of:=POWER([.$A7];2)/10000" office:value-type="float" office:value="0.037636" calcext:value-type="float">
            <text:p>0,037636</text:p>
          </table:table-cell>
          <table:table-cell table:number-columns-repeated="2"/>
        </table:table-row>
        <table:table-row table:style-name="ro1">
          <table:table-cell table:formula="of:=[.A7]/100" office:value-type="float" office:value="0.194" calcext:value-type="float">
            <text:p>0,194</text:p>
          </table:table-cell>
          <table:table-cell office:value-type="float" office:value="0.7983" calcext:value-type="float">
            <text:p>0,7983</text:p>
          </table:table-cell>
          <table:table-cell table:formula="of:=POWER([.B19]-[.A$24]*[.A19];2)" office:value-type="float" office:value="0.00195558528400001" calcext:value-type="float">
            <text:p>0,001955585284</text:p>
          </table:table-cell>
          <table:table-cell/>
          <table:table-cell table:formula="of:=POWER([.$A8];2)" office:value-type="float" office:value="234.09" calcext:value-type="float">
            <text:p>234,09</text:p>
          </table:table-cell>
          <table:table-cell table:formula="of:=POWER([.$A8];2)/10000" office:value-type="float" office:value="0.023409" calcext:value-type="float">
            <text:p>0,023409</text:p>
          </table:table-cell>
          <table:table-cell table:number-columns-repeated="2"/>
        </table:table-row>
        <table:table-row table:style-name="ro1">
          <table:table-cell table:formula="of:=[.A8]/100" office:value-type="float" office:value="0.153" calcext:value-type="float">
            <text:p>0,153</text:p>
          </table:table-cell>
          <table:table-cell office:value-type="float" office:value="0.5768" calcext:value-type="float">
            <text:p>0,5768</text:p>
          </table:table-cell>
          <table:table-cell table:formula="of:=POWER([.B20]-[.A$24]*[.A20];2)" office:value-type="float" office:value="0.000320803921" calcext:value-type="float">
            <text:p>0,000320803921</text:p>
          </table:table-cell>
          <table:table-cell/>
          <table:table-cell table:formula="of:=POWER([.$A9];2)" office:value-type="float" office:value="116.64" calcext:value-type="float">
            <text:p>116,64</text:p>
          </table:table-cell>
          <table:table-cell table:formula="of:=POWER([.$A9];2)/10000" office:value-type="float" office:value="0.011664" calcext:value-type="float">
            <text:p>0,011664</text:p>
          </table:table-cell>
          <table:table-cell table:number-columns-repeated="2"/>
        </table:table-row>
        <table:table-row table:style-name="ro1">
          <table:table-cell table:formula="of:=[.A9]/100" office:value-type="float" office:value="0.108" calcext:value-type="float">
            <text:p>0,108</text:p>
          </table:table-cell>
          <table:table-cell office:value-type="float" office:value="0.4362" calcext:value-type="float">
            <text:p>0,4362</text:p>
          </table:table-cell>
          <table:table-cell table:formula="of:=POWER([.B21]-[.A$24]*[.A21];2)" office:value-type="float" office:value="0.000269091215999999" calcext:value-type="float">
            <text:p>0,000269091216</text:p>
          </table:table-cell>
          <table:table-cell/>
          <table:table-cell table:formula="of:=POWER([.$A10];2)" office:value-type="float" office:value="39.69" calcext:value-type="float">
            <text:p>39,69</text:p>
          </table:table-cell>
          <table:table-cell table:formula="of:=POWER([.$A10];2)/10000" office:value-type="float" office:value="0.003969" calcext:value-type="float">
            <text:p>0,003969</text:p>
          </table:table-cell>
          <table:table-cell table:number-columns-repeated="2"/>
        </table:table-row>
        <table:table-row table:style-name="ro1">
          <table:table-cell table:formula="of:=[.A10]/100" office:value-type="float" office:value="0.063" calcext:value-type="float">
            <text:p>0,063</text:p>
          </table:table-cell>
          <table:table-cell office:value-type="float" office:value="0.2672" calcext:value-type="float">
            <text:p>0,2672</text:p>
          </table:table-cell>
          <table:table-cell table:formula="of:=POWER([.B22]-[.A$24]*[.A22];2)" office:value-type="float" office:value="0.000498137760999999" calcext:value-type="float">
            <text:p>0,0004981377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S^2</text:p>
          </table:table-cell>
          <table:table-cell office:value-type="string" calcext:value-type="string">
            <text:p>u(a)</text:p>
          </table:table-cell>
          <table:table-cell/>
          <table:table-cell office:value-type="string" calcext:value-type="string">
            <text:p>pochodna</text:p>
          </table:table-cell>
          <table:table-cell office:value-type="string" calcext:value-type="string">
            <text:p>u(g)</text:p>
          </table:table-cell>
          <table:table-cell/>
          <table:table-cell table:formula="of:=[.G1]-9.881" office:value-type="float" office:value="0.273448602757746" calcext:value-type="float">
            <text:p>0,273448602757746</text:p>
          </table:table-cell>
        </table:table-row>
        <table:table-row table:style-name="ro1">
          <table:table-cell office:value-type="float" office:value="3.887" calcext:value-type="float">
            <text:p>3,887</text:p>
          </table:table-cell>
          <table:table-cell table:formula="of:=SUM([.C13:.C22])" office:value-type="float" office:value="0.004015352631" calcext:value-type="float">
            <text:p>0,004015352631</text:p>
          </table:table-cell>
          <table:table-cell table:formula="of:=SQRT([.B24]/(9*SUM([.F12:.F21])))" office:value-type="float" office:value="0.0234402826237864" calcext:value-type="float">
            <text:p>0,023440282623787</text:p>
          </table:table-cell>
          <table:table-cell/>
          <table:table-cell table:formula="of:=-POWER(2*PI()/[.A24];2)" office:value-type="float" office:value="-2.61294732908799" calcext:value-type="float">
            <text:p>-2,61294732908799</text:p>
          </table:table-cell>
          <table:table-cell table:formula="of:=ABS([.E24]*[.C24])" office:value-type="float" office:value="0.0612482238748904" calcext:value-type="float">
            <text:p>0,06124822387489</text:p>
          </table:table-cell>
          <table:table-cell/>
          <table:table-cell table:formula="of:=2*[.F24]" office:value-type="float" office:value="0.122496447749781" calcext:value-type="float">
            <text:p>0,122496447749781</text:p>
          </table:table-cell>
        </table:table-row>
      </table:table>
      <table:named-expressions/>
      <table:database-ranges>
        <table:database-range table:name="__Anonymous_Sheet_DB__0" table:target-range-address="Sheet1.F2:Sheet1.F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5P0"/>
    </number:currency-style>
    <number:number-style style:name="N117P0" style:volatile="true">
      <number:number number:decimal-places="0" loext:min-decimal-places="0" number:min-integer-digits="1" number:grouping="true"/>
      <number:text> </number:text>
    </number:number-style>
    <number:number-style style:name="N117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number number:decimal-places="2" loext:min-decimal-places="2" number:min-integer-digits="1" number:grouping="true"/>
      <number:text> </number:text>
    </number:number-style>
    <number:number-style style:name="N119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9P0"/>
    </number:number-style>
    <number:currency-style style:name="N121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1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3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3P0"/>
    </number:currency-style>
    <number:date-style style:name="N124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 number:calendar="jewish"/>
      <number:text> </number:text>
      <number:month number:calendar="jewish" number:style="long" number:textual="true"/>
    </number:date-style>
    <number:date-style style:name="N131">
      <number:month number:calendar="jewish" number:style="long" number:textual="true"/>
      <number:text> </number:text>
      <number:day number:calendar="jewish"/>
    </number:date-style>
    <number:date-style style:name="N132">
      <number:month number:calendar="jewish" number:style="long" number:textual="true"/>
      <number:text> </number:text>
      <number:year number:calendar="jewish" number:style="long"/>
    </number:date-style>
    <number:date-style style:name="N133">
      <number:month number:calendar="jewish" number:style="long" number:textual="true"/>
    </number:date-style>
    <number:number-style style:name="N134">
      <number:number number:decimal-places="4" loext:min-decimal-places="4" number:min-integer-digits="1"/>
    </number:number-style>
    <number:number-style style:name="N135">
      <number:number number:decimal-places="3" loext:min-decimal-places="3" number:min-integer-digits="1"/>
    </number:number-style>
    <number:number-style style:name="N136">
      <number:number number:decimal-places="14" loext:min-decimal-places="14" number:min-integer-digits="1"/>
    </number:number-style>
    <number:number-style style:name="N137">
      <number:number number:decimal-places="13" loext:min-decimal-places="13" number:min-integer-digits="1"/>
    </number:number-style>
    <number:number-style style:name="N138">
      <number:number number:decimal-places="12" loext:min-decimal-places="12" number:min-integer-digits="1"/>
    </number:number-style>
    <number:number-style style:name="N139">
      <number:number number:decimal-places="11" loext:min-decimal-places="11" number:min-integer-digits="1"/>
    </number:number-style>
    <number:number-style style:name="N140">
      <number:number number:decimal-places="10" loext:min-decimal-places="10" number:min-integer-digits="1"/>
    </number:number-style>
    <number:number-style style:name="N141">
      <number:number number:decimal-places="9" loext:min-decimal-places="9" number:min-integer-digits="1"/>
    </number:number-style>
    <number:number-style style:name="N142">
      <number:number number:decimal-places="8" loext:min-decimal-places="8" number:min-integer-digits="1"/>
    </number:number-style>
    <number:number-style style:name="N143">
      <number:number number:decimal-places="7" loext:min-decimal-places="7" number:min-integer-digits="1"/>
    </number:number-style>
    <number:number-style style:name="N144">
      <number:number number:decimal-places="6" loext:min-decimal-places="6" number:min-integer-digits="1"/>
    </number:number-style>
    <number:number-style style:name="N145">
      <number:number number:decimal-places="5" loext:min-decimal-places="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22">00.00.0000</text:date>, <text:time style:data-style-name="N2" text:time-value="11:41:38.1682156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4T19:34:51.131972429</meta:creation-date>
    <dc:date>2017-10-22T13:41:06.644329541</dc:date>
    <meta:editing-duration>PT3H2M34S</meta:editing-duration>
    <meta:editing-cycles>12</meta:editing-cycles>
    <meta:generator>LibreOffice/5.4.1.2.0$Linux_X86_64 LibreOffice_project/40m0$Build-2</meta:generator>
    <meta:document-statistic meta:table-count="2" meta:cell-count="293" meta:object-count="0"/>
  </office:meta>
</office:document-meta>
</file>